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19.44mm" svg:height="130.95mm" svg:x="62.5mm" svg:y="0mm">
            <draw:object draw:notify-on-update-of-ranges="Tabelle1.A2:Tabelle1.A2 Tabelle1.A3:Tabelle1.A26 Tabelle1.B2:Tabelle1.B2 Tabelle1.B3:Tabelle1.B26 Tabelle1.A33:Tabelle1.A33 Tabelle1.A34:Tabelle1.A84 Tabelle1.B33:Tabelle1.B33 Tabelle1.B34:Tabelle1.B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Gr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mV 2</text:p>
          </table:table-cell>
          <table:table-cell office:value-type="string" calcext:value-type="string">
            <text:p>Grad 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381" calcext:value-type="float">
            <text:p>0,3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587" calcext:value-type="float">
            <text:p>0,5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804" calcext:value-type="float">
            <text:p>0,8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005" calcext:value-type="float">
            <text:p>1,0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007" calcext:value-type="float">
            <text:p>1,0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.107" calcext:value-type="float">
            <text:p>1,1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.522" calcext:value-type="float">
            <text:p>1,5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.731" calcext:value-type="float">
            <text:p>1,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939" calcext:value-type="float">
            <text:p>1,93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.079" calcext:value-type="float">
            <text:p>2,0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.265" calcext:value-type="float">
            <text:p>2,26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.47" calcext:value-type="float">
            <text:p>2,4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.676" calcext:value-type="float">
            <text:p>2,6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.899" calcext:value-type="float">
            <text:p>2,89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.081" calcext:value-type="float">
            <text:p>3,08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.186" calcext:value-type="float">
            <text:p>3,18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.422" calcext:value-type="float">
            <text:p>3,42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.622" calcext:value-type="float">
            <text:p>3,62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.83" calcext:value-type="float">
            <text:p>3,8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.044" calcext:value-type="float">
            <text:p>4,04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.691" calcext:value-type="float">
            <text:p>4,69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.989" calcext:value-type="float">
            <text:p>4,98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.289" calcext:value-type="float">
            <text:p>5,28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.583" calcext:value-type="float">
            <text:p>5,58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.879" calcext:value-type="float">
            <text:p>5,87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.075" calcext:value-type="float">
            <text:p>6,07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.332" calcext:value-type="float">
            <text:p>6,33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.521" calcext:value-type="float">
            <text:p>6,52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.724" calcext:value-type="float">
            <text:p>6,72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.929" calcext:value-type="float">
            <text:p>6,92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7.132" calcext:value-type="float">
            <text:p>7,13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7.356" calcext:value-type="float">
            <text:p>7,35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7.561" calcext:value-type="float">
            <text:p>7,56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.774" calcext:value-type="float">
            <text:p>7,77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.992" calcext:value-type="float">
            <text:p>7,99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8.41" calcext:value-type="float">
            <text:p>8,4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.626" calcext:value-type="float">
            <text:p>8,62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8.849" calcext:value-type="float">
            <text:p>8,84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9.06" calcext:value-type="float">
            <text:p>9,0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9.271" calcext:value-type="float">
            <text:p>9,27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9.531" calcext:value-type="float">
            <text:p>9,53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9.748" calcext:value-type="float">
            <text:p>9,74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0.21" calcext:value-type="float">
            <text:p>10,2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0.219" calcext:value-type="float">
            <text:p>10,21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0.429" calcext:value-type="float">
            <text:p>10,42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0.649" calcext:value-type="float">
            <text:p>10,649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00:56:44.0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0:16:26.614000000</meta:creation-date>
    <dc:date>2018-03-27T01:25:53.644000000</dc:date>
    <meta:editing-duration>PT3H23M43S</meta:editing-duration>
    <meta:editing-cycles>2</meta:editing-cycles>
    <meta:generator>LibreOffice/6.0.0.3$Windows_X86_64 LibreOffice_project/64a0f66915f38c6217de274f0aa8e15618924765</meta:generator>
    <meta:document-statistic meta:table-count="1" meta:cell-count="1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aximum="500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45cm" svg:height="13.096cm" xlink:href=".." xlink:type="simple" chart:class="chart:line" chart:style-name="ch1">
        <chart:legend chart:legend-position="end" svg:x="19.569cm" svg:y="5.502cm" style:legend-expansion="high" chart:style-name="ch2"/>
        <chart:plot-area chart:style-name="ch3" table:cell-range-address="Tabelle1.A2:Tabelle1.B26 Tabelle1.A33:Tabelle1.B84" chart:data-source-has-labels="row" svg:x="0.307cm" svg:y="0.607cm" svg:width="18.296cm" svg:height="12.327cm">
          <chartooo:coordinate-region svg:x="1.219cm" svg:y="0.807cm" svg:width="17.384cm" svg:height="11.33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A3:Tabelle1.A26" chart:label-cell-address="Tabelle1.A2:Tabelle1.A2" chart:class="chart:line">
            <chart:data-point chart:repeated="24"/>
          </chart:series>
          <chart:series chart:style-name="ch8" chart:values-cell-range-address="Tabelle1.B3:Tabelle1.B26" chart:label-cell-address="Tabelle1.B2:Tabelle1.B2" chart:class="chart:line">
            <chart:data-point chart:repeated="24"/>
          </chart:series>
          <chart:series chart:style-name="ch9" chart:values-cell-range-address="Tabelle1.A34:Tabelle1.A84" chart:label-cell-address="Tabelle1.A33:Tabelle1.A33" chart:class="chart:line">
            <chart:data-point chart:repeated="51"/>
          </chart:series>
          <chart:series chart:style-name="ch10" chart:values-cell-range-address="Tabelle1.B34:Tabelle1.B84" chart:label-cell-address="Tabelle1.B33:Tabelle1.B33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V</text:p>
                <draw:g>
                  <svg:desc>Tabelle1.A2:Tabelle1.A2</svg:desc>
                </draw:g>
              </table:table-cell>
              <table:table-cell office:value-type="string">
                <text:p>Grad</text:p>
                <draw:g>
                  <svg:desc>Tabelle1.B2:Tabelle1.B2</svg:desc>
                </draw:g>
              </table:table-cell>
              <table:table-cell office:value-type="string">
                <text:p>mV 2</text:p>
                <draw:g>
                  <svg:desc>Tabelle1.A33:Tabelle1.A33</svg:desc>
                </draw:g>
              </table:table-cell>
              <table:table-cell office:value-type="string">
                <text:p>Grad 2</text:p>
                <draw:g>
                  <svg:desc>Tabelle1.B33:Tabelle1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3:Tabelle1.A26</svg:desc>
                </draw:g>
              </table:table-cell>
              <table:table-cell office:value-type="float" office:value="21">
                <text:p>21</text:p>
                <draw:g>
                  <svg:desc>Tabelle1.B3:Tabelle1.B26</svg:desc>
                </draw:g>
              </table:table-cell>
              <table:table-cell office:value-type="float" office:value="0">
                <text:p>0</text:p>
                <draw:g>
                  <svg:desc>Tabelle1.A34:Tabelle1.A84</svg:desc>
                </draw:g>
              </table:table-cell>
              <table:table-cell office:value-type="float" office:value="0">
                <text:p>0</text:p>
                <draw:g>
                  <svg:desc>Tabelle1.B34:Tabelle1.B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.175">
                <text:p>0.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381">
                <text:p>0.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0.587">
                <text:p>0.5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0.804">
                <text:p>0.8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.005">
                <text:p>1.0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1.007">
                <text:p>1.0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1.107">
                <text:p>1.1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1.31">
                <text:p>1.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1.522">
                <text:p>1.5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1.731">
                <text:p>1.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1.939">
                <text:p>1.9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2.079">
                <text:p>2.0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  <table:table-cell office:value-type="float" office:value="2.265">
                <text:p>2.2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2.47">
                <text:p>2.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33">
                <text:p>233</text:p>
              </table:table-cell>
              <table:table-cell office:value-type="float" office:value="2.676">
                <text:p>2.67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267">
                <text:p>267</text:p>
              </table:table-cell>
              <table:table-cell office:value-type="float" office:value="2.899">
                <text:p>2.89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303">
                <text:p>303</text:p>
              </table:table-cell>
              <table:table-cell office:value-type="float" office:value="3.081">
                <text:p>3.08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40">
                <text:p>340</text:p>
              </table:table-cell>
              <table:table-cell office:value-type="float" office:value="3.186">
                <text:p>3.1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80">
                <text:p>380</text:p>
              </table:table-cell>
              <table:table-cell office:value-type="float" office:value="3.422">
                <text:p>3.42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">
                <text:p>110</text:p>
              </table:table-cell>
              <table:table-cell office:value-type="float" office:value="418">
                <text:p>418</text:p>
              </table:table-cell>
              <table:table-cell office:value-type="float" office:value="3.622">
                <text:p>3.6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">
                <text:p>121</text:p>
              </table:table-cell>
              <table:table-cell office:value-type="float" office:value="453">
                <text:p>453</text:p>
              </table:table-cell>
              <table:table-cell office:value-type="float" office:value="3.83">
                <text:p>3.8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">
                <text:p>130</text:p>
              </table:table-cell>
              <table:table-cell office:value-type="float" office:value="480">
                <text:p>480</text:p>
              </table:table-cell>
              <table:table-cell office:value-type="float" office:value="4.044">
                <text:p>4.04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">
                <text:p>140</text:p>
              </table:table-cell>
              <table:table-cell office:value-type="float" office:value="500">
                <text:p>500</text:p>
              </table:table-cell>
              <table:table-cell office:value-type="float" office:value="4.4">
                <text:p>4.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91">
                <text:p>4.69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9">
                <text:p>4.98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89">
                <text:p>5.28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83">
                <text:p>5.58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79">
                <text:p>5.87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5">
                <text:p>6.07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32">
                <text:p>6.33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21">
                <text:p>6.52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24">
                <text:p>6.72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29">
                <text:p>6.92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32">
                <text:p>7.13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6">
                <text:p>7.35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1">
                <text:p>7.56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74">
                <text:p>7.7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92">
                <text:p>7.99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1">
                <text:p>8.4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26">
                <text:p>8.62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49">
                <text:p>8.84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">
                <text:p>9.0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71">
                <text:p>9.27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1">
                <text:p>9.53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48">
                <text:p>9.74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1">
                <text:p>10.2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19">
                <text:p>10.21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29">
                <text:p>10.42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49">
                <text:p>10.649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